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1.9299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"/>
    <style:style style:name="ce16" style:family="table-cell" style:parent-style-name="Default" style:data-style-name="N84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his spreadsheet refers to Concrete Mathematics 2<text:span text:style-name="T1">nd</text:span> edition, 32<text:span text:style-name="T1">nd</text:span> printing, 2018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tes</text:p>
          </table:table-cell>
          <table:table-cell table:style-name="ce3"/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s</text:p>
          </table:table-cell>
          <table:table-cell table:style-name="ce4" office:value-type="string" calcext:value-type="string">
            <text:p>Status</text:p>
          </table:table-cell>
          <table:table-cell table:number-columns-repeated="9"/>
          <table:table-cell office:value-type="string" calcext:value-type="string">
            <text:p>row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/>
          <table:table-cell office:value-type="date" office:date-value="2022-12-09" calcext:value-type="date">
            <text:p>2022-12-0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Earliest row</text:p>
          </table:table-cell>
          <table:table-cell table:style-name="ce15" table:formula="of:=MATCH(MIN([.C$1:.C$1048576]);[.C$1:.C$1048576];1)" office:value-type="float" office:value="4" calcext:value-type="float">
            <text:p>4</text:p>
          </table:table-cell>
          <table:table-cell table:style-name="ce2" table:formula="of:=INDIRECT(COM.MICROSOFT.CONCAT(&quot;B&quot;;[.R4]))" office:value-type="date" office:date-value="2022-12-09" calcext:value-type="date">
            <text:p>2022-12-09</text:p>
          </table:table-cell>
          <table:table-cell table:style-name="ce15" table:formula="of:=INDIRECT(COM.MICROSOFT.CONCAT(&quot;C&quot;;[.R4]))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4]+1" office:value-type="date" office:date-value="2022-12-10" calcext:value-type="date">
            <text:p>2022-12-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Latest row</text:p>
          </table:table-cell>
          <table:table-cell table:style-name="ce15" table:formula="of:=MATCH(MAX([.C$1:.C$1048576]);[.C$1:.C$1048576];1)" office:value-type="float" office:value="27" calcext:value-type="float">
            <text:p>27</text:p>
          </table:table-cell>
          <table:table-cell table:style-name="ce2" table:formula="of:=INDIRECT(COM.MICROSOFT.CONCAT(&quot;B&quot;;[.R5]))" office:value-type="date" office:date-value="2023-01-01" calcext:value-type="date">
            <text:p>2023-01-01</text:p>
          </table:table-cell>
          <table:table-cell table:style-name="ce15" table:formula="of:=INDIRECT(COM.MICROSOFT.CONCAT(&quot;C&quot;;[.R5]))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.B5]+1" office:value-type="date" office:date-value="2022-12-11" calcext:value-type="date">
            <text:p>2022-12-1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11"/>
          <table:table-cell table:style-name="ce15"/>
        </table:table-row>
        <table:table-row table:style-name="ro1">
          <table:table-cell/>
          <table:table-cell table:formula="of:=[.B6]+1" office:value-type="date" office:date-value="2022-12-12" calcext:value-type="date">
            <text:p>2022-12-1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Skipped</text:p>
          </table:table-cell>
          <table:table-cell table:number-columns-repeated="11"/>
          <table:table-cell table:style-name="ce15"/>
        </table:table-row>
        <table:table-row table:style-name="ro1">
          <table:table-cell/>
          <table:table-cell table:formula="of:=[.B7]+1" office:value-type="date" office:date-value="2022-12-13" calcext:value-type="date">
            <text:p>2022-12-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Skipped</text:p>
          </table:table-cell>
          <table:table-cell table:number-columns-repeated="8"/>
          <table:table-cell office:value-type="string" calcext:value-type="string">
            <text:p>Elapsed days</text:p>
          </table:table-cell>
          <table:table-cell table:style-name="ce15" table:formula="of:=[.S5]-[.S4]" office:value-type="float" office:value="23" calcext:value-type="float">
            <text:p>23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8]+1" office:value-type="date" office:date-value="2022-12-14" calcext:value-type="date">
            <text:p>2022-12-1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Skipped</text:p>
          </table:table-cell>
          <table:table-cell table:number-columns-repeated="8"/>
          <table:table-cell office:value-type="string" calcext:value-type="string">
            <text:p>Estimated days left</text:p>
          </table:table-cell>
          <table:table-cell table:formula="of:=CEILING( (603 - [.T5]) / ( ([.T5]-[.T4])/[.R8] ) )" office:value-type="float" office:value="264" calcext:value-type="float">
            <text:p>264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9]+1" office:value-type="date" office:date-value="2022-12-15" calcext:value-type="date">
            <text:p>2022-12-1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table:style-name="ce4" office:value-type="string" calcext:value-type="string">
            <text:p>Estimated completion date</text:p>
          </table:table-cell>
          <table:table-cell table:style-name="ce16" table:formula="of:=[.S4]+[.R9]" office:value-type="date" office:date-value="2023-08-30" calcext:value-type="date">
            <text:p>2023-08-30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10]+1" office:value-type="date" office:date-value="2022-12-16" calcext:value-type="date">
            <text:p>2022-12-1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1]+1" office:value-type="date" office:date-value="2022-12-17" calcext:value-type="date">
            <text:p>2022-12-1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ODO: pages 60,61,62 contain some proofs which I don’t fully understand, I need to go back and re-read those</text:p>
          </table:table-cell>
          <table:table-cell table:number-columns-repeated="10"/>
        </table:table-row>
        <table:table-row table:style-name="ro1">
          <table:table-cell/>
          <table:table-cell table:formula="of:=[.B12]+1" office:value-type="date" office:date-value="2022-12-18" calcext:value-type="date">
            <text:p>2022-12-18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3]+1" office:value-type="date" office:date-value="2022-12-19" calcext:value-type="date">
            <text:p>2022-12-19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11.a Done , 11.b Skipped</text:p>
          </table:table-cell>
          <table:table-cell table:number-columns-repeated="12"/>
        </table:table-row>
        <table:table-row table:style-name="ro1">
          <table:table-cell/>
          <table:table-cell table:formula="of:=[.B14]+1" office:value-type="date" office:date-value="2022-12-20" calcext:value-type="date">
            <text:p>2022-12-2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15]+1" office:value-type="date" office:date-value="2022-12-21" calcext:value-type="date">
            <text:p>2022-12-2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6]+1" office:value-type="date" office:date-value="2022-12-22" calcext:value-type="date">
            <text:p>2022-12-2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7]+1" office:value-type="date" office:date-value="2022-12-23" calcext:value-type="date">
            <text:p>2022-12-2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18]+1" office:value-type="date" office:date-value="2022-12-24" calcext:value-type="date">
            <text:p>2022-12-2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9]+1" office:value-type="date" office:date-value="2022-12-25" calcext:value-type="date">
            <text:p>2022-12-2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Partial</text:p>
          </table:table-cell>
          <table:table-cell table:number-columns-repeated="12"/>
        </table:table-row>
        <table:table-row table:style-name="ro1">
          <table:table-cell/>
          <table:table-cell table:formula="of:=[.B20]+1" office:value-type="date" office:date-value="2022-12-26" calcext:value-type="date">
            <text:p>2022-12-2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8</text:p>
          </table:table-cell>
          <table:table-cell office:value-type="string" calcext:value-type="string">
            <text:p>Understood solution, wrote out proof for inequality(still need to review)</text:p>
          </table:table-cell>
          <table:table-cell table:number-columns-repeated="12"/>
        </table:table-row>
        <table:table-row table:style-name="ro1">
          <table:table-cell/>
          <table:table-cell table:formula="of:=[.B21]+1" office:value-type="date" office:date-value="2022-12-27" calcext:value-type="date">
            <text:p>2022-12-27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9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2]+1" office:value-type="date" office:date-value="2022-12-28" calcext:value-type="date">
            <text:p>2022-12-2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0</text:p>
          </table:table-cell>
          <table:table-cell office:value-type="string" calcext:value-type="string">
            <text:p>Done (analog of 1.16) ; Still have to understand what the hint means in both (e.g. review the repertoire method once again)</text:p>
          </table:table-cell>
          <table:table-cell table:number-columns-repeated="12"/>
        </table:table-row>
        <table:table-row table:style-name="ro1">
          <table:table-cell/>
          <table:table-cell table:formula="of:=[.B23]+1" office:value-type="date" office:date-value="2022-12-29" calcext:value-type="date">
            <text:p>2022-12-29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1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12"/>
        </table:table-row>
        <table:table-row table:style-name="ro1">
          <table:table-cell/>
          <table:table-cell table:formula="of:=[.B24]+1" office:value-type="date" office:date-value="2022-12-30" calcext:value-type="date">
            <text:p>2022-12-3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2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5]+1" office:value-type="date" office:date-value="2022-12-31" calcext:value-type="date">
            <text:p>2022-12-3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3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6]+1" office:value-type="date" office:date-value="2023-01-01" calcext:value-type="date">
            <text:p>2023-01-0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4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7]+1" office:value-type="date" office:date-value="2023-01-02" calcext:value-type="date">
            <text:p>2023-01-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8]+1" office:value-type="date" office:date-value="2023-01-03" calcext:value-type="date">
            <text:p>2023-01-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6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9]+1" office:value-type="date" office:date-value="2023-01-04" calcext:value-type="date">
            <text:p>2023-01-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0]+1" office:value-type="date" office:date-value="2023-01-05" calcext:value-type="date">
            <text:p>2023-01-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1]+1" office:value-type="date" office:date-value="2023-01-06" calcext:value-type="date">
            <text:p>2023-01-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2]+1" office:value-type="date" office:date-value="2023-01-07" calcext:value-type="date">
            <text:p>2023-01-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3]+1" office:value-type="date" office:date-value="2023-01-08" calcext:value-type="date">
            <text:p>2023-01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4]+1" office:value-type="date" office:date-value="2023-01-09" calcext:value-type="date">
            <text:p>2023-01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5]+1" office:value-type="date" office:date-value="2023-01-10" calcext:value-type="date">
            <text:p>2023-01-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6]+1" office:value-type="date" office:date-value="2023-01-11" calcext:value-type="date">
            <text:p>2023-01-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7]+1" office:value-type="date" office:date-value="2023-01-12" calcext:value-type="date">
            <text:p>2023-01-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8]+1" office:value-type="date" office:date-value="2023-01-13" calcext:value-type="date">
            <text:p>2023-01-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12"/>
        </table:table-row>
        <table:table-row table:style-name="ro1">
          <table:table-cell/>
          <table:table-cell table:formula="of:=[.B39]+1" office:value-type="date" office:date-value="2023-01-14" calcext:value-type="date">
            <text:p>2023-01-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0]+1" office:value-type="date" office:date-value="2023-01-15" calcext:value-type="date">
            <text:p>2023-01-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1]+1" office:value-type="date" office:date-value="2023-01-16" calcext:value-type="date">
            <text:p>2023-01-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2]+1" office:value-type="date" office:date-value="2023-01-17" calcext:value-type="date">
            <text:p>2023-01-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3]+1" office:value-type="date" office:date-value="2023-01-18" calcext:value-type="date">
            <text:p>2023-01-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4]+1" office:value-type="date" office:date-value="2023-01-19" calcext:value-type="date">
            <text:p>2023-01-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5]+1" office:value-type="date" office:date-value="2023-01-20" calcext:value-type="date">
            <text:p>2023-01-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Note: converting between rising and falling factorials</text:p>
          </table:table-cell>
          <table:table-cell table:number-columns-repeated="11"/>
        </table:table-row>
        <table:table-row table:style-name="ro1">
          <table:table-cell/>
          <table:table-cell table:formula="of:=[.B46]+1" office:value-type="date" office:date-value="2023-01-21" calcext:value-type="date">
            <text:p>2023-01-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8</text:p>
          </table:table-cell>
          <table:table-cell office:value-type="string" calcext:value-type="string">
            <text:p>Partial</text:p>
          </table:table-cell>
          <table:table-cell table:number-columns-repeated="12"/>
        </table:table-row>
        <table:table-row table:style-name="ro1">
          <table:table-cell/>
          <table:table-cell table:formula="of:=[.B47]+1" office:value-type="date" office:date-value="2023-01-22" calcext:value-type="date">
            <text:p>2023-01-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9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8]+1" office:value-type="date" office:date-value="2023-01-23" calcext:value-type="date">
            <text:p>2023-01-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0</text:p>
          </table:table-cell>
          <table:table-cell office:value-type="string" calcext:value-type="string">
            <text:p>Done (but need to review)</text:p>
          </table:table-cell>
          <table:table-cell table:number-columns-repeated="12"/>
        </table:table-row>
        <table:table-row table:style-name="ro1">
          <table:table-cell/>
          <table:table-cell table:formula="of:=[.B49]+1" office:value-type="date" office:date-value="2023-01-24" calcext:value-type="date">
            <text:p>2023-01-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0]+1" office:value-type="date" office:date-value="2023-01-25" calcext:value-type="date">
            <text:p>2023-01-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1]+1" office:value-type="date" office:date-value="2023-01-26" calcext:value-type="date">
            <text:p>2023-01-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2]+1" office:value-type="date" office:date-value="2023-01-27" calcext:value-type="date">
            <text:p>2023-01-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3]+1" office:value-type="date" office:date-value="2023-01-28" calcext:value-type="date">
            <text:p>2023-01-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54]+1" office:value-type="date" office:date-value="2023-01-29" calcext:value-type="date">
            <text:p>2023-01-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55]+1" office:value-type="date" office:date-value="2023-01-30" calcext:value-type="date">
            <text:p>2023-01-3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56]+1" office:value-type="date" office:date-value="2023-01-31" calcext:value-type="date">
            <text:p>2023-01-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57]+1" office:value-type="date" office:date-value="2023-02-01" calcext:value-type="date">
            <text:p>2023-02-0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58]+1" office:value-type="date" office:date-value="2023-02-02" calcext:value-type="date">
            <text:p>2023-02-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59]+1" office:value-type="date" office:date-value="2023-02-03" calcext:value-type="date">
            <text:p>2023-02-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60]+1" office:value-type="date" office:date-value="2023-02-04" calcext:value-type="date">
            <text:p>2023-02-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61]+1" office:value-type="date" office:date-value="2023-02-05" calcext:value-type="date">
            <text:p>2023-02-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62]+1" office:value-type="date" office:date-value="2023-02-06" calcext:value-type="date">
            <text:p>2023-02-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63]+1" office:value-type="date" office:date-value="2023-02-07" calcext:value-type="date">
            <text:p>2023-02-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64]+1" office:value-type="date" office:date-value="2023-02-08" calcext:value-type="date">
            <text:p>2023-02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65]+1" office:value-type="date" office:date-value="2023-02-09" calcext:value-type="date">
            <text:p>2023-02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66]+1" office:value-type="date" office:date-value="2023-02-10" calcext:value-type="date">
            <text:p>2023-02-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67]+1" office:value-type="date" office:date-value="2023-02-11" calcext:value-type="date">
            <text:p>2023-02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68]+1" office:value-type="date" office:date-value="2023-02-12" calcext:value-type="date">
            <text:p>2023-02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69]+1" office:value-type="date" office:date-value="2023-02-13" calcext:value-type="date">
            <text:p>2023-02-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70]+1" office:value-type="date" office:date-value="2023-02-14" calcext:value-type="date">
            <text:p>2023-02-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71]+1" office:value-type="date" office:date-value="2023-02-15" calcext:value-type="date">
            <text:p>2023-02-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72]+1" office:value-type="date" office:date-value="2023-02-16" calcext:value-type="date">
            <text:p>2023-02-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73]+1" office:value-type="date" office:date-value="2023-02-17" calcext:value-type="date">
            <text:p>2023-02-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74]+1" office:value-type="date" office:date-value="2023-02-18" calcext:value-type="date">
            <text:p>2023-02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75]+1" office:value-type="date" office:date-value="2023-02-19" calcext:value-type="date">
            <text:p>2023-02-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76]+1" office:value-type="date" office:date-value="2023-02-20" calcext:value-type="date">
            <text:p>2023-02-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77]+1" office:value-type="date" office:date-value="2023-02-21" calcext:value-type="date">
            <text:p>2023-02-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78]+1" office:value-type="date" office:date-value="2023-02-22" calcext:value-type="date">
            <text:p>2023-02-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79]+1" office:value-type="date" office:date-value="2023-02-23" calcext:value-type="date">
            <text:p>2023-02-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80]+1" office:value-type="date" office:date-value="2023-02-24" calcext:value-type="date">
            <text:p>2023-02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81]+1" office:value-type="date" office:date-value="2023-02-25" calcext:value-type="date">
            <text:p>2023-02-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82]+1" office:value-type="date" office:date-value="2023-02-26" calcext:value-type="date">
            <text:p>2023-02-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83]+1" office:value-type="date" office:date-value="2023-02-27" calcext:value-type="date">
            <text:p>2023-02-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84]+1" office:value-type="date" office:date-value="2023-02-28" calcext:value-type="date">
            <text:p>2023-02-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85]+1" office:value-type="date" office:date-value="2023-03-01" calcext:value-type="date">
            <text:p>2023-03-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86]+1" office:value-type="date" office:date-value="2023-03-02" calcext:value-type="date">
            <text:p>2023-03-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87]+1" office:value-type="date" office:date-value="2023-03-03" calcext:value-type="date">
            <text:p>2023-03-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88]+1" office:value-type="date" office:date-value="2023-03-04" calcext:value-type="date">
            <text:p>2023-03-0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89]+1" office:value-type="date" office:date-value="2023-03-05" calcext:value-type="date">
            <text:p>2023-03-0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90]+1" office:value-type="date" office:date-value="2023-03-06" calcext:value-type="date">
            <text:p>2023-03-0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91]+1" office:value-type="date" office:date-value="2023-03-07" calcext:value-type="date">
            <text:p>2023-03-0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92]+1" office:value-type="date" office:date-value="2023-03-08" calcext:value-type="date">
            <text:p>2023-03-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93]+1" office:value-type="date" office:date-value="2023-03-09" calcext:value-type="date">
            <text:p>2023-03-0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94]+1" office:value-type="date" office:date-value="2023-03-10" calcext:value-type="date">
            <text:p>2023-03-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95]+1" office:value-type="date" office:date-value="2023-03-11" calcext:value-type="date">
            <text:p>2023-03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96]+1" office:value-type="date" office:date-value="2023-03-12" calcext:value-type="date">
            <text:p>2023-03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97]+1" office:value-type="date" office:date-value="2023-03-13" calcext:value-type="date">
            <text:p>2023-03-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98]+1" office:value-type="date" office:date-value="2023-03-14" calcext:value-type="date">
            <text:p>2023-03-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99]+1" office:value-type="date" office:date-value="2023-03-15" calcext:value-type="date">
            <text:p>2023-03-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100]+1" office:value-type="date" office:date-value="2023-03-16" calcext:value-type="date">
            <text:p>2023-03-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101]+1" office:value-type="date" office:date-value="2023-03-17" calcext:value-type="date">
            <text:p>2023-03-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102]+1" office:value-type="date" office:date-value="2023-03-18" calcext:value-type="date">
            <text:p>2023-03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103]+1" office:value-type="date" office:date-value="2023-03-19" calcext:value-type="date">
            <text:p>2023-03-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104]+1" office:value-type="date" office:date-value="2023-03-20" calcext:value-type="date">
            <text:p>2023-03-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105]+1" office:value-type="date" office:date-value="2023-03-21" calcext:value-type="date">
            <text:p>2023-03-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106]+1" office:value-type="date" office:date-value="2023-03-22" calcext:value-type="date">
            <text:p>2023-03-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107]+1" office:value-type="date" office:date-value="2023-03-23" calcext:value-type="date">
            <text:p>2023-03-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108]+1" office:value-type="date" office:date-value="2023-03-24" calcext:value-type="date">
            <text:p>2023-03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109]+1" office:value-type="date" office:date-value="2023-03-25" calcext:value-type="date">
            <text:p>2023-03-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110]+1" office:value-type="date" office:date-value="2023-03-26" calcext:value-type="date">
            <text:p>2023-03-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111]+1" office:value-type="date" office:date-value="2023-03-27" calcext:value-type="date">
            <text:p>2023-03-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112]+1" office:value-type="date" office:date-value="2023-03-28" calcext:value-type="date">
            <text:p>2023-03-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113]+1" office:value-type="date" office:date-value="2023-03-29" calcext:value-type="date">
            <text:p>2023-03-2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114]+1" office:value-type="date" office:date-value="2023-03-30" calcext:value-type="date">
            <text:p>2023-03-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115]+1" office:value-type="date" office:date-value="2023-03-31" calcext:value-type="date">
            <text:p>2023-03-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116]+1" office:value-type="date" office:date-value="2023-04-01" calcext:value-type="date">
            <text:p>2023-04-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117]+1" office:value-type="date" office:date-value="2023-04-02" calcext:value-type="date">
            <text:p>2023-04-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118]+1" office:value-type="date" office:date-value="2023-04-03" calcext:value-type="date">
            <text:p>2023-04-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119]+1" office:value-type="date" office:date-value="2023-04-04" calcext:value-type="date">
            <text:p>2023-04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120]+1" office:value-type="date" office:date-value="2023-04-05" calcext:value-type="date">
            <text:p>2023-04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121]+1" office:value-type="date" office:date-value="2023-04-06" calcext:value-type="date">
            <text:p>2023-04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122]+1" office:value-type="date" office:date-value="2023-04-07" calcext:value-type="date">
            <text:p>2023-04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123]+1" office:value-type="date" office:date-value="2023-04-08" calcext:value-type="date">
            <text:p>2023-04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124]+1" office:value-type="date" office:date-value="2023-04-09" calcext:value-type="date">
            <text:p>2023-04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125]+1" office:value-type="date" office:date-value="2023-04-10" calcext:value-type="date">
            <text:p>2023-04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126]+1" office:value-type="date" office:date-value="2023-04-11" calcext:value-type="date">
            <text:p>2023-04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127]+1" office:value-type="date" office:date-value="2023-04-12" calcext:value-type="date">
            <text:p>2023-04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128]+1" office:value-type="date" office:date-value="2023-04-13" calcext:value-type="date">
            <text:p>2023-04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129]+1" office:value-type="date" office:date-value="2023-04-14" calcext:value-type="date">
            <text:p>2023-04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130]+1" office:value-type="date" office:date-value="2023-04-15" calcext:value-type="date">
            <text:p>2023-04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131]+1" office:value-type="date" office:date-value="2023-04-16" calcext:value-type="date">
            <text:p>2023-04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132]+1" office:value-type="date" office:date-value="2023-04-17" calcext:value-type="date">
            <text:p>2023-04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133]+1" office:value-type="date" office:date-value="2023-04-18" calcext:value-type="date">
            <text:p>2023-04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134]+1" office:value-type="date" office:date-value="2023-04-19" calcext:value-type="date">
            <text:p>2023-04-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135]+1" office:value-type="date" office:date-value="2023-04-20" calcext:value-type="date">
            <text:p>2023-04-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136]+1" office:value-type="date" office:date-value="2023-04-21" calcext:value-type="date">
            <text:p>2023-04-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137]+1" office:value-type="date" office:date-value="2023-04-22" calcext:value-type="date">
            <text:p>2023-04-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138]+1" office:value-type="date" office:date-value="2023-04-23" calcext:value-type="date">
            <text:p>2023-04-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139]+1" office:value-type="date" office:date-value="2023-04-24" calcext:value-type="date">
            <text:p>2023-04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140]+1" office:value-type="date" office:date-value="2023-04-25" calcext:value-type="date">
            <text:p>2023-04-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141]+1" office:value-type="date" office:date-value="2023-04-26" calcext:value-type="date">
            <text:p>2023-04-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142]+1" office:value-type="date" office:date-value="2023-04-27" calcext:value-type="date">
            <text:p>2023-04-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143]+1" office:value-type="date" office:date-value="2023-04-28" calcext:value-type="date">
            <text:p>2023-04-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144]+1" office:value-type="date" office:date-value="2023-04-29" calcext:value-type="date">
            <text:p>2023-04-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145]+1" office:value-type="date" office:date-value="2023-04-30" calcext:value-type="date">
            <text:p>2023-04-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146]+1" office:value-type="date" office:date-value="2023-05-01" calcext:value-type="date">
            <text:p>2023-05-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147]+1" office:value-type="date" office:date-value="2023-05-02" calcext:value-type="date">
            <text:p>2023-05-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148]+1" office:value-type="date" office:date-value="2023-05-03" calcext:value-type="date">
            <text:p>2023-05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149]+1" office:value-type="date" office:date-value="2023-05-04" calcext:value-type="date">
            <text:p>2023-05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150]+1" office:value-type="date" office:date-value="2023-05-05" calcext:value-type="date">
            <text:p>2023-05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151]+1" office:value-type="date" office:date-value="2023-05-06" calcext:value-type="date">
            <text:p>2023-05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152]+1" office:value-type="date" office:date-value="2023-05-07" calcext:value-type="date">
            <text:p>2023-05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153]+1" office:value-type="date" office:date-value="2023-05-08" calcext:value-type="date">
            <text:p>2023-05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154]+1" office:value-type="date" office:date-value="2023-05-09" calcext:value-type="date">
            <text:p>2023-05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155]+1" office:value-type="date" office:date-value="2023-05-10" calcext:value-type="date">
            <text:p>2023-05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156]+1" office:value-type="date" office:date-value="2023-05-11" calcext:value-type="date">
            <text:p>2023-05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157]+1" office:value-type="date" office:date-value="2023-05-12" calcext:value-type="date">
            <text:p>2023-05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158]+1" office:value-type="date" office:date-value="2023-05-13" calcext:value-type="date">
            <text:p>2023-05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159]+1" office:value-type="date" office:date-value="2023-05-14" calcext:value-type="date">
            <text:p>2023-05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160]+1" office:value-type="date" office:date-value="2023-05-15" calcext:value-type="date">
            <text:p>2023-05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161]+1" office:value-type="date" office:date-value="2023-05-16" calcext:value-type="date">
            <text:p>2023-05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162]+1" office:value-type="date" office:date-value="2023-05-17" calcext:value-type="date">
            <text:p>2023-05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163]+1" office:value-type="date" office:date-value="2023-05-18" calcext:value-type="date">
            <text:p>2023-05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164]+1" office:value-type="date" office:date-value="2023-05-19" calcext:value-type="date">
            <text:p>2023-05-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165]+1" office:value-type="date" office:date-value="2023-05-20" calcext:value-type="date">
            <text:p>2023-05-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166]+1" office:value-type="date" office:date-value="2023-05-21" calcext:value-type="date">
            <text:p>2023-05-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167]+1" office:value-type="date" office:date-value="2023-05-22" calcext:value-type="date">
            <text:p>2023-05-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168]+1" office:value-type="date" office:date-value="2023-05-23" calcext:value-type="date">
            <text:p>2023-05-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169]+1" office:value-type="date" office:date-value="2023-05-24" calcext:value-type="date">
            <text:p>2023-05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170]+1" office:value-type="date" office:date-value="2023-05-25" calcext:value-type="date">
            <text:p>2023-05-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171]+1" office:value-type="date" office:date-value="2023-05-26" calcext:value-type="date">
            <text:p>2023-05-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172]+1" office:value-type="date" office:date-value="2023-05-27" calcext:value-type="date">
            <text:p>2023-05-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173]+1" office:value-type="date" office:date-value="2023-05-28" calcext:value-type="date">
            <text:p>2023-05-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174]+1" office:value-type="date" office:date-value="2023-05-29" calcext:value-type="date">
            <text:p>2023-05-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175]+1" office:value-type="date" office:date-value="2023-05-30" calcext:value-type="date">
            <text:p>2023-05-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176]+1" office:value-type="date" office:date-value="2023-05-31" calcext:value-type="date">
            <text:p>2023-05-3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177]+1" office:value-type="date" office:date-value="2023-06-01" calcext:value-type="date">
            <text:p>2023-06-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178]+1" office:value-type="date" office:date-value="2023-06-02" calcext:value-type="date">
            <text:p>2023-06-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179]+1" office:value-type="date" office:date-value="2023-06-03" calcext:value-type="date">
            <text:p>2023-06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180]+1" office:value-type="date" office:date-value="2023-06-04" calcext:value-type="date">
            <text:p>2023-06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181]+1" office:value-type="date" office:date-value="2023-06-05" calcext:value-type="date">
            <text:p>2023-06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182]+1" office:value-type="date" office:date-value="2023-06-06" calcext:value-type="date">
            <text:p>2023-06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183]+1" office:value-type="date" office:date-value="2023-06-07" calcext:value-type="date">
            <text:p>2023-06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184]+1" office:value-type="date" office:date-value="2023-06-08" calcext:value-type="date">
            <text:p>2023-06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185]+1" office:value-type="date" office:date-value="2023-06-09" calcext:value-type="date">
            <text:p>2023-06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186]+1" office:value-type="date" office:date-value="2023-06-10" calcext:value-type="date">
            <text:p>2023-06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187]+1" office:value-type="date" office:date-value="2023-06-11" calcext:value-type="date">
            <text:p>2023-06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188]+1" office:value-type="date" office:date-value="2023-06-12" calcext:value-type="date">
            <text:p>2023-06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189]+1" office:value-type="date" office:date-value="2023-06-13" calcext:value-type="date">
            <text:p>2023-06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190]+1" office:value-type="date" office:date-value="2023-06-14" calcext:value-type="date">
            <text:p>2023-06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191]+1" office:value-type="date" office:date-value="2023-06-15" calcext:value-type="date">
            <text:p>2023-06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192]+1" office:value-type="date" office:date-value="2023-06-16" calcext:value-type="date">
            <text:p>2023-06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193]+1" office:value-type="date" office:date-value="2023-06-17" calcext:value-type="date">
            <text:p>2023-06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194]+1" office:value-type="date" office:date-value="2023-06-18" calcext:value-type="date">
            <text:p>2023-06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195]+1" office:value-type="date" office:date-value="2023-06-19" calcext:value-type="date">
            <text:p>2023-06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196]+1" office:value-type="date" office:date-value="2023-06-20" calcext:value-type="date">
            <text:p>2023-06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197]+1" office:value-type="date" office:date-value="2023-06-21" calcext:value-type="date">
            <text:p>2023-06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198]+1" office:value-type="date" office:date-value="2023-06-22" calcext:value-type="date">
            <text:p>2023-06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199]+1" office:value-type="date" office:date-value="2023-06-23" calcext:value-type="date">
            <text:p>2023-06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200]+1" office:value-type="date" office:date-value="2023-06-24" calcext:value-type="date">
            <text:p>2023-06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201]+1" office:value-type="date" office:date-value="2023-06-25" calcext:value-type="date">
            <text:p>2023-06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202]+1" office:value-type="date" office:date-value="2023-06-26" calcext:value-type="date">
            <text:p>2023-06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203]+1" office:value-type="date" office:date-value="2023-06-27" calcext:value-type="date">
            <text:p>2023-06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204]+1" office:value-type="date" office:date-value="2023-06-28" calcext:value-type="date">
            <text:p>2023-06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205]+1" office:value-type="date" office:date-value="2023-06-29" calcext:value-type="date">
            <text:p>2023-06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206]+1" office:value-type="date" office:date-value="2023-06-30" calcext:value-type="date">
            <text:p>2023-06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207]+1" office:value-type="date" office:date-value="2023-07-01" calcext:value-type="date">
            <text:p>2023-07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208]+1" office:value-type="date" office:date-value="2023-07-02" calcext:value-type="date">
            <text:p>2023-07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209]+1" office:value-type="date" office:date-value="2023-07-03" calcext:value-type="date">
            <text:p>2023-07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210]+1" office:value-type="date" office:date-value="2023-07-04" calcext:value-type="date">
            <text:p>2023-07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211]+1" office:value-type="date" office:date-value="2023-07-05" calcext:value-type="date">
            <text:p>2023-07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212]+1" office:value-type="date" office:date-value="2023-07-06" calcext:value-type="date">
            <text:p>2023-07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213]+1" office:value-type="date" office:date-value="2023-07-07" calcext:value-type="date">
            <text:p>2023-07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214]+1" office:value-type="date" office:date-value="2023-07-08" calcext:value-type="date">
            <text:p>2023-07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215]+1" office:value-type="date" office:date-value="2023-07-09" calcext:value-type="date">
            <text:p>2023-07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216]+1" office:value-type="date" office:date-value="2023-07-10" calcext:value-type="date">
            <text:p>2023-07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217]+1" office:value-type="date" office:date-value="2023-07-11" calcext:value-type="date">
            <text:p>2023-07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218]+1" office:value-type="date" office:date-value="2023-07-12" calcext:value-type="date">
            <text:p>2023-07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219]+1" office:value-type="date" office:date-value="2023-07-13" calcext:value-type="date">
            <text:p>2023-07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220]+1" office:value-type="date" office:date-value="2023-07-14" calcext:value-type="date">
            <text:p>2023-07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221]+1" office:value-type="date" office:date-value="2023-07-15" calcext:value-type="date">
            <text:p>2023-07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222]+1" office:value-type="date" office:date-value="2023-07-16" calcext:value-type="date">
            <text:p>2023-07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223]+1" office:value-type="date" office:date-value="2023-07-17" calcext:value-type="date">
            <text:p>2023-07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224]+1" office:value-type="date" office:date-value="2023-07-18" calcext:value-type="date">
            <text:p>2023-07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225]+1" office:value-type="date" office:date-value="2023-07-19" calcext:value-type="date">
            <text:p>2023-07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226]+1" office:value-type="date" office:date-value="2023-07-20" calcext:value-type="date">
            <text:p>2023-07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227]+1" office:value-type="date" office:date-value="2023-07-21" calcext:value-type="date">
            <text:p>2023-07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228]+1" office:value-type="date" office:date-value="2023-07-22" calcext:value-type="date">
            <text:p>2023-07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229]+1" office:value-type="date" office:date-value="2023-07-23" calcext:value-type="date">
            <text:p>2023-07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230]+1" office:value-type="date" office:date-value="2023-07-24" calcext:value-type="date">
            <text:p>2023-07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231]+1" office:value-type="date" office:date-value="2023-07-25" calcext:value-type="date">
            <text:p>2023-07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232]+1" office:value-type="date" office:date-value="2023-07-26" calcext:value-type="date">
            <text:p>2023-07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233]+1" office:value-type="date" office:date-value="2023-07-27" calcext:value-type="date">
            <text:p>2023-07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234]+1" office:value-type="date" office:date-value="2023-07-28" calcext:value-type="date">
            <text:p>2023-07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235]+1" office:value-type="date" office:date-value="2023-07-29" calcext:value-type="date">
            <text:p>2023-07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236]+1" office:value-type="date" office:date-value="2023-07-30" calcext:value-type="date">
            <text:p>2023-07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237]+1" office:value-type="date" office:date-value="2023-07-31" calcext:value-type="date">
            <text:p>2023-07-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238]+1" office:value-type="date" office:date-value="2023-08-01" calcext:value-type="date">
            <text:p>2023-08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239]+1" office:value-type="date" office:date-value="2023-08-02" calcext:value-type="date">
            <text:p>2023-08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240]+1" office:value-type="date" office:date-value="2023-08-03" calcext:value-type="date">
            <text:p>2023-08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241]+1" office:value-type="date" office:date-value="2023-08-04" calcext:value-type="date">
            <text:p>2023-08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242]+1" office:value-type="date" office:date-value="2023-08-05" calcext:value-type="date">
            <text:p>2023-08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243]+1" office:value-type="date" office:date-value="2023-08-06" calcext:value-type="date">
            <text:p>2023-08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244]+1" office:value-type="date" office:date-value="2023-08-07" calcext:value-type="date">
            <text:p>2023-08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245]+1" office:value-type="date" office:date-value="2023-08-08" calcext:value-type="date">
            <text:p>2023-08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246]+1" office:value-type="date" office:date-value="2023-08-09" calcext:value-type="date">
            <text:p>2023-08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247]+1" office:value-type="date" office:date-value="2023-08-10" calcext:value-type="date">
            <text:p>2023-08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248]+1" office:value-type="date" office:date-value="2023-08-11" calcext:value-type="date">
            <text:p>2023-08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249]+1" office:value-type="date" office:date-value="2023-08-12" calcext:value-type="date">
            <text:p>2023-08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250]+1" office:value-type="date" office:date-value="2023-08-13" calcext:value-type="date">
            <text:p>2023-08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251]+1" office:value-type="date" office:date-value="2023-08-14" calcext:value-type="date">
            <text:p>2023-08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252]+1" office:value-type="date" office:date-value="2023-08-15" calcext:value-type="date">
            <text:p>2023-08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253]+1" office:value-type="date" office:date-value="2023-08-16" calcext:value-type="date">
            <text:p>2023-08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254]+1" office:value-type="date" office:date-value="2023-08-17" calcext:value-type="date">
            <text:p>2023-08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255]+1" office:value-type="date" office:date-value="2023-08-18" calcext:value-type="date">
            <text:p>2023-08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256]+1" office:value-type="date" office:date-value="2023-08-19" calcext:value-type="date">
            <text:p>2023-08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257]+1" office:value-type="date" office:date-value="2023-08-20" calcext:value-type="date">
            <text:p>2023-08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258]+1" office:value-type="date" office:date-value="2023-08-21" calcext:value-type="date">
            <text:p>2023-08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259]+1" office:value-type="date" office:date-value="2023-08-22" calcext:value-type="date">
            <text:p>2023-08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260]+1" office:value-type="date" office:date-value="2023-08-23" calcext:value-type="date">
            <text:p>2023-08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261]+1" office:value-type="date" office:date-value="2023-08-24" calcext:value-type="date">
            <text:p>2023-08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262]+1" office:value-type="date" office:date-value="2023-08-25" calcext:value-type="date">
            <text:p>2023-08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263]+1" office:value-type="date" office:date-value="2023-08-26" calcext:value-type="date">
            <text:p>2023-08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264]+1" office:value-type="date" office:date-value="2023-08-27" calcext:value-type="date">
            <text:p>2023-08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265]+1" office:value-type="date" office:date-value="2023-08-28" calcext:value-type="date">
            <text:p>2023-08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266]+1" office:value-type="date" office:date-value="2023-08-29" calcext:value-type="date">
            <text:p>2023-08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267]+1" office:value-type="date" office:date-value="2023-08-30" calcext:value-type="date">
            <text:p>2023-08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/>
          <table:table-cell table:formula="of:=[.B268]+1" office:value-type="date" office:date-value="2023-08-31" calcext:value-type="date">
            <text:p>2023-08-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/>
          <table:table-cell table:formula="of:=[.B269]+1" office:value-type="date" office:date-value="2023-09-01" calcext:value-type="date">
            <text:p>2023-09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/>
          <table:table-cell table:formula="of:=[.B270]+1" office:value-type="date" office:date-value="2023-09-02" calcext:value-type="date">
            <text:p>2023-09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/>
          <table:table-cell table:formula="of:=[.B271]+1" office:value-type="date" office:date-value="2023-09-03" calcext:value-type="date">
            <text:p>2023-09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/>
          <table:table-cell table:formula="of:=[.B272]+1" office:value-type="date" office:date-value="2023-09-04" calcext:value-type="date">
            <text:p>2023-09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/>
          <table:table-cell table:formula="of:=[.B273]+1" office:value-type="date" office:date-value="2023-09-05" calcext:value-type="date">
            <text:p>2023-09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/>
          <table:table-cell table:formula="of:=[.B274]+1" office:value-type="date" office:date-value="2023-09-06" calcext:value-type="date">
            <text:p>2023-09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/>
          <table:table-cell table:formula="of:=[.B275]+1" office:value-type="date" office:date-value="2023-09-07" calcext:value-type="date">
            <text:p>2023-09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/>
          <table:table-cell table:formula="of:=[.B276]+1" office:value-type="date" office:date-value="2023-09-08" calcext:value-type="date">
            <text:p>2023-09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/>
          <table:table-cell table:formula="of:=[.B277]+1" office:value-type="date" office:date-value="2023-09-09" calcext:value-type="date">
            <text:p>2023-09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/>
          <table:table-cell table:formula="of:=[.B278]+1" office:value-type="date" office:date-value="2023-09-10" calcext:value-type="date">
            <text:p>2023-09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/>
          <table:table-cell table:formula="of:=[.B279]+1" office:value-type="date" office:date-value="2023-09-11" calcext:value-type="date">
            <text:p>2023-09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/>
          <table:table-cell table:formula="of:=[.B280]+1" office:value-type="date" office:date-value="2023-09-12" calcext:value-type="date">
            <text:p>2023-09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/>
          <table:table-cell table:formula="of:=[.B281]+1" office:value-type="date" office:date-value="2023-09-13" calcext:value-type="date">
            <text:p>2023-09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/>
          <table:table-cell table:formula="of:=[.B282]+1" office:value-type="date" office:date-value="2023-09-14" calcext:value-type="date">
            <text:p>2023-09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/>
          <table:table-cell table:formula="of:=[.B283]+1" office:value-type="date" office:date-value="2023-09-15" calcext:value-type="date">
            <text:p>2023-09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/>
          <table:table-cell table:formula="of:=[.B284]+1" office:value-type="date" office:date-value="2023-09-16" calcext:value-type="date">
            <text:p>2023-09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/>
          <table:table-cell table:formula="of:=[.B285]+1" office:value-type="date" office:date-value="2023-09-17" calcext:value-type="date">
            <text:p>2023-09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/>
          <table:table-cell table:formula="of:=[.B286]+1" office:value-type="date" office:date-value="2023-09-18" calcext:value-type="date">
            <text:p>2023-09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/>
          <table:table-cell table:formula="of:=[.B287]+1" office:value-type="date" office:date-value="2023-09-19" calcext:value-type="date">
            <text:p>2023-09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table:formula="of:=[.B288]+1" office:value-type="date" office:date-value="2023-09-20" calcext:value-type="date">
            <text:p>2023-09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/>
          <table:table-cell table:formula="of:=[.B289]+1" office:value-type="date" office:date-value="2023-09-21" calcext:value-type="date">
            <text:p>2023-09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7" calcext:value-type="float">
            <text:p>97</text:p>
          </table:table-cell>
          <table:table-cell table:number-columns-repeated="13"/>
        </table:table-row>
        <table:table-row table:style-name="ro1">
          <table:table-cell/>
          <table:table-cell table:formula="of:=[.B290]+1" office:value-type="date" office:date-value="2023-09-22" calcext:value-type="date">
            <text:p>2023-09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/>
          <table:table-cell table:formula="of:=[.B291]+1" office:value-type="date" office:date-value="2023-09-23" calcext:value-type="date">
            <text:p>2023-09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/>
          <table:table-cell table:formula="of:=[.B292]+1" office:value-type="date" office:date-value="2023-09-24" calcext:value-type="date">
            <text:p>2023-09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table:formula="of:=[.B293]+1" office:value-type="date" office:date-value="2023-09-25" calcext:value-type="date">
            <text:p>2023-09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/>
          <table:table-cell table:formula="of:=[.B294]+1" office:value-type="date" office:date-value="2023-09-26" calcext:value-type="date">
            <text:p>2023-09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3"/>
        </table:table-row>
        <table:table-row table:style-name="ro1">
          <table:table-cell/>
          <table:table-cell table:formula="of:=[.B295]+1" office:value-type="date" office:date-value="2023-09-27" calcext:value-type="date">
            <text:p>2023-09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13"/>
        </table:table-row>
        <table:table-row table:style-name="ro1">
          <table:table-cell/>
          <table:table-cell table:formula="of:=[.B296]+1" office:value-type="date" office:date-value="2023-09-28" calcext:value-type="date">
            <text:p>2023-09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13"/>
        </table:table-row>
        <table:table-row table:style-name="ro1">
          <table:table-cell/>
          <table:table-cell table:formula="of:=[.B297]+1" office:value-type="date" office:date-value="2023-09-29" calcext:value-type="date">
            <text:p>2023-09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13"/>
        </table:table-row>
        <table:table-row table:style-name="ro1">
          <table:table-cell/>
          <table:table-cell table:formula="of:=[.B298]+1" office:value-type="date" office:date-value="2023-09-30" calcext:value-type="date">
            <text:p>2023-09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/>
          <table:table-cell table:formula="of:=[.B299]+1" office:value-type="date" office:date-value="2023-10-01" calcext:value-type="date">
            <text:p>2023-10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7" calcext:value-type="float">
            <text:p>107</text:p>
          </table:table-cell>
          <table:table-cell table:number-columns-repeated="13"/>
        </table:table-row>
        <table:table-row table:style-name="ro1">
          <table:table-cell/>
          <table:table-cell table:formula="of:=[.B300]+1" office:value-type="date" office:date-value="2023-10-02" calcext:value-type="date">
            <text:p>2023-10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13"/>
        </table:table-row>
        <table:table-row table:style-name="ro1">
          <table:table-cell/>
          <table:table-cell table:formula="of:=[.B301]+1" office:value-type="date" office:date-value="2023-10-03" calcext:value-type="date">
            <text:p>2023-10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/>
          <table:table-cell table:formula="of:=[.B302]+1" office:value-type="date" office:date-value="2023-10-04" calcext:value-type="date">
            <text:p>2023-10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/>
          <table:table-cell table:formula="of:=[.B303]+1" office:value-type="date" office:date-value="2023-10-05" calcext:value-type="date">
            <text:p>2023-10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1" calcext:value-type="float">
            <text:p>111</text:p>
          </table:table-cell>
          <table:table-cell table:number-columns-repeated="13"/>
        </table:table-row>
        <table:table-row table:style-name="ro1">
          <table:table-cell/>
          <table:table-cell table:formula="of:=[.B304]+1" office:value-type="date" office:date-value="2023-10-06" calcext:value-type="date">
            <text:p>2023-10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/>
          <table:table-cell table:formula="of:=[.B305]+1" office:value-type="date" office:date-value="2023-10-07" calcext:value-type="date">
            <text:p>2023-10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3" calcext:value-type="float">
            <text:p>113</text:p>
          </table:table-cell>
          <table:table-cell table:number-columns-repeated="13"/>
        </table:table-row>
        <table:table-row table:style-name="ro1">
          <table:table-cell/>
          <table:table-cell table:formula="of:=[.B306]+1" office:value-type="date" office:date-value="2023-10-08" calcext:value-type="date">
            <text:p>2023-10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/>
          <table:table-cell table:formula="of:=[.B307]+1" office:value-type="date" office:date-value="2023-10-09" calcext:value-type="date">
            <text:p>2023-10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308]+1" office:value-type="date" office:date-value="2023-10-10" calcext:value-type="date">
            <text:p>2023-10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309]+1" office:value-type="date" office:date-value="2023-10-11" calcext:value-type="date">
            <text:p>2023-10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310]+1" office:value-type="date" office:date-value="2023-10-12" calcext:value-type="date">
            <text:p>2023-10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311]+1" office:value-type="date" office:date-value="2023-10-13" calcext:value-type="date">
            <text:p>2023-10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312]+1" office:value-type="date" office:date-value="2023-10-14" calcext:value-type="date">
            <text:p>2023-10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313]+1" office:value-type="date" office:date-value="2023-10-15" calcext:value-type="date">
            <text:p>2023-10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314]+1" office:value-type="date" office:date-value="2023-10-16" calcext:value-type="date">
            <text:p>2023-10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315]+1" office:value-type="date" office:date-value="2023-10-17" calcext:value-type="date">
            <text:p>2023-10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316]+1" office:value-type="date" office:date-value="2023-10-18" calcext:value-type="date">
            <text:p>2023-10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317]+1" office:value-type="date" office:date-value="2023-10-19" calcext:value-type="date">
            <text:p>2023-10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318]+1" office:value-type="date" office:date-value="2023-10-20" calcext:value-type="date">
            <text:p>2023-10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319]+1" office:value-type="date" office:date-value="2023-10-21" calcext:value-type="date">
            <text:p>2023-10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320]+1" office:value-type="date" office:date-value="2023-10-22" calcext:value-type="date">
            <text:p>2023-10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321]+1" office:value-type="date" office:date-value="2023-10-23" calcext:value-type="date">
            <text:p>2023-10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322]+1" office:value-type="date" office:date-value="2023-10-24" calcext:value-type="date">
            <text:p>2023-10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323]+1" office:value-type="date" office:date-value="2023-10-25" calcext:value-type="date">
            <text:p>2023-10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324]+1" office:value-type="date" office:date-value="2023-10-26" calcext:value-type="date">
            <text:p>2023-10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325]+1" office:value-type="date" office:date-value="2023-10-27" calcext:value-type="date">
            <text:p>2023-10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326]+1" office:value-type="date" office:date-value="2023-10-28" calcext:value-type="date">
            <text:p>2023-10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327]+1" office:value-type="date" office:date-value="2023-10-29" calcext:value-type="date">
            <text:p>2023-10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328]+1" office:value-type="date" office:date-value="2023-10-30" calcext:value-type="date">
            <text:p>2023-10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329]+1" office:value-type="date" office:date-value="2023-10-31" calcext:value-type="date">
            <text:p>2023-10-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330]+1" office:value-type="date" office:date-value="2023-11-01" calcext:value-type="date">
            <text:p>2023-11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331]+1" office:value-type="date" office:date-value="2023-11-02" calcext:value-type="date">
            <text:p>2023-11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332]+1" office:value-type="date" office:date-value="2023-11-03" calcext:value-type="date">
            <text:p>2023-11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333]+1" office:value-type="date" office:date-value="2023-11-04" calcext:value-type="date">
            <text:p>2023-11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334]+1" office:value-type="date" office:date-value="2023-11-05" calcext:value-type="date">
            <text:p>2023-11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335]+1" office:value-type="date" office:date-value="2023-11-06" calcext:value-type="date">
            <text:p>2023-11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336]+1" office:value-type="date" office:date-value="2023-11-07" calcext:value-type="date">
            <text:p>2023-11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337]+1" office:value-type="date" office:date-value="2023-11-08" calcext:value-type="date">
            <text:p>2023-11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338]+1" office:value-type="date" office:date-value="2023-11-09" calcext:value-type="date">
            <text:p>2023-11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339]+1" office:value-type="date" office:date-value="2023-11-10" calcext:value-type="date">
            <text:p>2023-11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340]+1" office:value-type="date" office:date-value="2023-11-11" calcext:value-type="date">
            <text:p>2023-11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341]+1" office:value-type="date" office:date-value="2023-11-12" calcext:value-type="date">
            <text:p>2023-11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342]+1" office:value-type="date" office:date-value="2023-11-13" calcext:value-type="date">
            <text:p>2023-11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343]+1" office:value-type="date" office:date-value="2023-11-14" calcext:value-type="date">
            <text:p>2023-11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344]+1" office:value-type="date" office:date-value="2023-11-15" calcext:value-type="date">
            <text:p>2023-11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345]+1" office:value-type="date" office:date-value="2023-11-16" calcext:value-type="date">
            <text:p>2023-11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346]+1" office:value-type="date" office:date-value="2023-11-17" calcext:value-type="date">
            <text:p>2023-11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347]+1" office:value-type="date" office:date-value="2023-11-18" calcext:value-type="date">
            <text:p>2023-11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348]+1" office:value-type="date" office:date-value="2023-11-19" calcext:value-type="date">
            <text:p>2023-11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349]+1" office:value-type="date" office:date-value="2023-11-20" calcext:value-type="date">
            <text:p>2023-11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350]+1" office:value-type="date" office:date-value="2023-11-21" calcext:value-type="date">
            <text:p>2023-11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351]+1" office:value-type="date" office:date-value="2023-11-22" calcext:value-type="date">
            <text:p>2023-11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352]+1" office:value-type="date" office:date-value="2023-11-23" calcext:value-type="date">
            <text:p>2023-11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353]+1" office:value-type="date" office:date-value="2023-11-24" calcext:value-type="date">
            <text:p>2023-11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354]+1" office:value-type="date" office:date-value="2023-11-25" calcext:value-type="date">
            <text:p>2023-11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355]+1" office:value-type="date" office:date-value="2023-11-26" calcext:value-type="date">
            <text:p>2023-11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356]+1" office:value-type="date" office:date-value="2023-11-27" calcext:value-type="date">
            <text:p>2023-11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357]+1" office:value-type="date" office:date-value="2023-11-28" calcext:value-type="date">
            <text:p>2023-11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358]+1" office:value-type="date" office:date-value="2023-11-29" calcext:value-type="date">
            <text:p>2023-11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359]+1" office:value-type="date" office:date-value="2023-11-30" calcext:value-type="date">
            <text:p>2023-11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360]+1" office:value-type="date" office:date-value="2023-12-01" calcext:value-type="date">
            <text:p>2023-12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361]+1" office:value-type="date" office:date-value="2023-12-02" calcext:value-type="date">
            <text:p>2023-12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362]+1" office:value-type="date" office:date-value="2023-12-03" calcext:value-type="date">
            <text:p>2023-12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363]+1" office:value-type="date" office:date-value="2023-12-04" calcext:value-type="date">
            <text:p>2023-12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364]+1" office:value-type="date" office:date-value="2023-12-05" calcext:value-type="date">
            <text:p>2023-12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365]+1" office:value-type="date" office:date-value="2023-12-06" calcext:value-type="date">
            <text:p>2023-12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366]+1" office:value-type="date" office:date-value="2023-12-07" calcext:value-type="date">
            <text:p>2023-12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367]+1" office:value-type="date" office:date-value="2023-12-08" calcext:value-type="date">
            <text:p>2023-12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368]+1" office:value-type="date" office:date-value="2023-12-09" calcext:value-type="date">
            <text:p>2023-12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369]+1" office:value-type="date" office:date-value="2023-12-10" calcext:value-type="date">
            <text:p>2023-12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370]+1" office:value-type="date" office:date-value="2023-12-11" calcext:value-type="date">
            <text:p>2023-12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371]+1" office:value-type="date" office:date-value="2023-12-12" calcext:value-type="date">
            <text:p>2023-12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372]+1" office:value-type="date" office:date-value="2023-12-13" calcext:value-type="date">
            <text:p>2023-12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373]+1" office:value-type="date" office:date-value="2023-12-14" calcext:value-type="date">
            <text:p>2023-12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374]+1" office:value-type="date" office:date-value="2023-12-15" calcext:value-type="date">
            <text:p>2023-12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375]+1" office:value-type="date" office:date-value="2023-12-16" calcext:value-type="date">
            <text:p>2023-12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376]+1" office:value-type="date" office:date-value="2023-12-17" calcext:value-type="date">
            <text:p>2023-12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377]+1" office:value-type="date" office:date-value="2023-12-18" calcext:value-type="date">
            <text:p>2023-12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378]+1" office:value-type="date" office:date-value="2023-12-19" calcext:value-type="date">
            <text:p>2023-12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379]+1" office:value-type="date" office:date-value="2023-12-20" calcext:value-type="date">
            <text:p>2023-12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380]+1" office:value-type="date" office:date-value="2023-12-21" calcext:value-type="date">
            <text:p>2023-12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381]+1" office:value-type="date" office:date-value="2023-12-22" calcext:value-type="date">
            <text:p>2023-12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/>
          <table:table-cell table:formula="of:=[.B382]+1" office:value-type="date" office:date-value="2023-12-23" calcext:value-type="date">
            <text:p>2023-12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/>
          <table:table-cell table:formula="of:=[.B383]+1" office:value-type="date" office:date-value="2023-12-24" calcext:value-type="date">
            <text:p>2023-12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/>
          <table:table-cell table:formula="of:=[.B384]+1" office:value-type="date" office:date-value="2023-12-25" calcext:value-type="date">
            <text:p>2023-12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/>
          <table:table-cell table:formula="of:=[.B385]+1" office:value-type="date" office:date-value="2023-12-26" calcext:value-type="date">
            <text:p>2023-12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/>
          <table:table-cell table:formula="of:=[.B386]+1" office:value-type="date" office:date-value="2023-12-27" calcext:value-type="date">
            <text:p>2023-12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/>
          <table:table-cell table:formula="of:=[.B387]+1" office:value-type="date" office:date-value="2023-12-28" calcext:value-type="date">
            <text:p>2023-12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/>
          <table:table-cell table:formula="of:=[.B388]+1" office:value-type="date" office:date-value="2023-12-29" calcext:value-type="date">
            <text:p>2023-12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/>
          <table:table-cell table:formula="of:=[.B389]+1" office:value-type="date" office:date-value="2023-12-30" calcext:value-type="date">
            <text:p>2023-12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/>
          <table:table-cell table:formula="of:=[.B390]+1" office:value-type="date" office:date-value="2023-12-31" calcext:value-type="date">
            <text:p>2023-12-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/>
          <table:table-cell table:formula="of:=[.B391]+1" office:value-type="date" office:date-value="2024-01-01" calcext:value-type="date">
            <text:p>2024-01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/>
          <table:table-cell table:formula="of:=[.B392]+1" office:value-type="date" office:date-value="2024-01-02" calcext:value-type="date">
            <text:p>2024-01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/>
          <table:table-cell table:formula="of:=[.B393]+1" office:value-type="date" office:date-value="2024-01-03" calcext:value-type="date">
            <text:p>2024-01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/>
          <table:table-cell table:formula="of:=[.B394]+1" office:value-type="date" office:date-value="2024-01-04" calcext:value-type="date">
            <text:p>2024-01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/>
          <table:table-cell table:formula="of:=[.B395]+1" office:value-type="date" office:date-value="2024-01-05" calcext:value-type="date">
            <text:p>2024-01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/>
          <table:table-cell table:formula="of:=[.B396]+1" office:value-type="date" office:date-value="2024-01-06" calcext:value-type="date">
            <text:p>2024-01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/>
          <table:table-cell table:formula="of:=[.B397]+1" office:value-type="date" office:date-value="2024-01-07" calcext:value-type="date">
            <text:p>2024-01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/>
          <table:table-cell table:formula="of:=[.B398]+1" office:value-type="date" office:date-value="2024-01-08" calcext:value-type="date">
            <text:p>2024-01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/>
          <table:table-cell table:formula="of:=[.B399]+1" office:value-type="date" office:date-value="2024-01-09" calcext:value-type="date">
            <text:p>2024-01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/>
          <table:table-cell table:formula="of:=[.B400]+1" office:value-type="date" office:date-value="2024-01-10" calcext:value-type="date">
            <text:p>2024-01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/>
          <table:table-cell table:formula="of:=[.B401]+1" office:value-type="date" office:date-value="2024-01-11" calcext:value-type="date">
            <text:p>2024-01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table:formula="of:=[.B402]+1" office:value-type="date" office:date-value="2024-01-12" calcext:value-type="date">
            <text:p>2024-01-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403]+1" office:value-type="date" office:date-value="2024-01-13" calcext:value-type="date">
            <text:p>2024-01-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404]+1" office:value-type="date" office:date-value="2024-01-14" calcext:value-type="date">
            <text:p>2024-01-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405]+1" office:value-type="date" office:date-value="2024-01-15" calcext:value-type="date">
            <text:p>2024-01-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406]+1" office:value-type="date" office:date-value="2024-01-16" calcext:value-type="date">
            <text:p>2024-01-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407]+1" office:value-type="date" office:date-value="2024-01-17" calcext:value-type="date">
            <text:p>2024-01-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408]+1" office:value-type="date" office:date-value="2024-01-18" calcext:value-type="date">
            <text:p>2024-01-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409]+1" office:value-type="date" office:date-value="2024-01-19" calcext:value-type="date">
            <text:p>2024-01-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410]+1" office:value-type="date" office:date-value="2024-01-20" calcext:value-type="date">
            <text:p>2024-01-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411]+1" office:value-type="date" office:date-value="2024-01-21" calcext:value-type="date">
            <text:p>2024-01-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412]+1" office:value-type="date" office:date-value="2024-01-22" calcext:value-type="date">
            <text:p>2024-01-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413]+1" office:value-type="date" office:date-value="2024-01-23" calcext:value-type="date">
            <text:p>2024-01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414]+1" office:value-type="date" office:date-value="2024-01-24" calcext:value-type="date">
            <text:p>2024-01-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415]+1" office:value-type="date" office:date-value="2024-01-25" calcext:value-type="date">
            <text:p>2024-01-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416]+1" office:value-type="date" office:date-value="2024-01-26" calcext:value-type="date">
            <text:p>2024-01-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417]+1" office:value-type="date" office:date-value="2024-01-27" calcext:value-type="date">
            <text:p>2024-01-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418]+1" office:value-type="date" office:date-value="2024-01-28" calcext:value-type="date">
            <text:p>2024-01-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419]+1" office:value-type="date" office:date-value="2024-01-29" calcext:value-type="date">
            <text:p>2024-01-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420]+1" office:value-type="date" office:date-value="2024-01-30" calcext:value-type="date">
            <text:p>2024-01-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421]+1" office:value-type="date" office:date-value="2024-01-31" calcext:value-type="date">
            <text:p>2024-01-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422]+1" office:value-type="date" office:date-value="2024-02-01" calcext:value-type="date">
            <text:p>2024-02-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423]+1" office:value-type="date" office:date-value="2024-02-02" calcext:value-type="date">
            <text:p>2024-02-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424]+1" office:value-type="date" office:date-value="2024-02-03" calcext:value-type="date">
            <text:p>2024-02-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425]+1" office:value-type="date" office:date-value="2024-02-04" calcext:value-type="date">
            <text:p>2024-02-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426]+1" office:value-type="date" office:date-value="2024-02-05" calcext:value-type="date">
            <text:p>2024-02-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427]+1" office:value-type="date" office:date-value="2024-02-06" calcext:value-type="date">
            <text:p>2024-02-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428]+1" office:value-type="date" office:date-value="2024-02-07" calcext:value-type="date">
            <text:p>2024-02-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429]+1" office:value-type="date" office:date-value="2024-02-08" calcext:value-type="date">
            <text:p>2024-02-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430]+1" office:value-type="date" office:date-value="2024-02-09" calcext:value-type="date">
            <text:p>2024-02-0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431]+1" office:value-type="date" office:date-value="2024-02-10" calcext:value-type="date">
            <text:p>2024-02-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432]+1" office:value-type="date" office:date-value="2024-02-11" calcext:value-type="date">
            <text:p>2024-02-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433]+1" office:value-type="date" office:date-value="2024-02-12" calcext:value-type="date">
            <text:p>2024-02-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434]+1" office:value-type="date" office:date-value="2024-02-13" calcext:value-type="date">
            <text:p>2024-02-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435]+1" office:value-type="date" office:date-value="2024-02-14" calcext:value-type="date">
            <text:p>2024-02-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436]+1" office:value-type="date" office:date-value="2024-02-15" calcext:value-type="date">
            <text:p>2024-02-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437]+1" office:value-type="date" office:date-value="2024-02-16" calcext:value-type="date">
            <text:p>2024-02-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438]+1" office:value-type="date" office:date-value="2024-02-17" calcext:value-type="date">
            <text:p>2024-02-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439]+1" office:value-type="date" office:date-value="2024-02-18" calcext:value-type="date">
            <text:p>2024-02-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440]+1" office:value-type="date" office:date-value="2024-02-19" calcext:value-type="date">
            <text:p>2024-02-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441]+1" office:value-type="date" office:date-value="2024-02-20" calcext:value-type="date">
            <text:p>2024-02-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442]+1" office:value-type="date" office:date-value="2024-02-21" calcext:value-type="date">
            <text:p>2024-02-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443]+1" office:value-type="date" office:date-value="2024-02-22" calcext:value-type="date">
            <text:p>2024-02-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444]+1" office:value-type="date" office:date-value="2024-02-23" calcext:value-type="date">
            <text:p>2024-02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445]+1" office:value-type="date" office:date-value="2024-02-24" calcext:value-type="date">
            <text:p>2024-02-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446]+1" office:value-type="date" office:date-value="2024-02-25" calcext:value-type="date">
            <text:p>2024-02-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447]+1" office:value-type="date" office:date-value="2024-02-26" calcext:value-type="date">
            <text:p>2024-02-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448]+1" office:value-type="date" office:date-value="2024-02-27" calcext:value-type="date">
            <text:p>2024-02-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449]+1" office:value-type="date" office:date-value="2024-02-28" calcext:value-type="date">
            <text:p>2024-02-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450]+1" office:value-type="date" office:date-value="2024-02-29" calcext:value-type="date">
            <text:p>2024-02-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451]+1" office:value-type="date" office:date-value="2024-03-01" calcext:value-type="date">
            <text:p>2024-03-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452]+1" office:value-type="date" office:date-value="2024-03-02" calcext:value-type="date">
            <text:p>2024-03-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453]+1" office:value-type="date" office:date-value="2024-03-03" calcext:value-type="date">
            <text:p>2024-03-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454]+1" office:value-type="date" office:date-value="2024-03-04" calcext:value-type="date">
            <text:p>2024-03-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455]+1" office:value-type="date" office:date-value="2024-03-05" calcext:value-type="date">
            <text:p>2024-03-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456]+1" office:value-type="date" office:date-value="2024-03-06" calcext:value-type="date">
            <text:p>2024-03-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457]+1" office:value-type="date" office:date-value="2024-03-07" calcext:value-type="date">
            <text:p>2024-03-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458]+1" office:value-type="date" office:date-value="2024-03-08" calcext:value-type="date">
            <text:p>2024-03-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459]+1" office:value-type="date" office:date-value="2024-03-09" calcext:value-type="date">
            <text:p>2024-03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460]+1" office:value-type="date" office:date-value="2024-03-10" calcext:value-type="date">
            <text:p>2024-03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461]+1" office:value-type="date" office:date-value="2024-03-11" calcext:value-type="date">
            <text:p>2024-03-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462]+1" office:value-type="date" office:date-value="2024-03-12" calcext:value-type="date">
            <text:p>2024-03-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463]+1" office:value-type="date" office:date-value="2024-03-13" calcext:value-type="date">
            <text:p>2024-03-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464]+1" office:value-type="date" office:date-value="2024-03-14" calcext:value-type="date">
            <text:p>2024-03-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465]+1" office:value-type="date" office:date-value="2024-03-15" calcext:value-type="date">
            <text:p>2024-03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466]+1" office:value-type="date" office:date-value="2024-03-16" calcext:value-type="date">
            <text:p>2024-03-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467]+1" office:value-type="date" office:date-value="2024-03-17" calcext:value-type="date">
            <text:p>2024-03-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468]+1" office:value-type="date" office:date-value="2024-03-18" calcext:value-type="date">
            <text:p>2024-03-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469]+1" office:value-type="date" office:date-value="2024-03-19" calcext:value-type="date">
            <text:p>2024-03-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470]+1" office:value-type="date" office:date-value="2024-03-20" calcext:value-type="date">
            <text:p>2024-03-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471]+1" office:value-type="date" office:date-value="2024-03-21" calcext:value-type="date">
            <text:p>2024-03-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472]+1" office:value-type="date" office:date-value="2024-03-22" calcext:value-type="date">
            <text:p>2024-03-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473]+1" office:value-type="date" office:date-value="2024-03-23" calcext:value-type="date">
            <text:p>2024-03-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474]+1" office:value-type="date" office:date-value="2024-03-24" calcext:value-type="date">
            <text:p>2024-03-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475]+1" office:value-type="date" office:date-value="2024-03-25" calcext:value-type="date">
            <text:p>2024-03-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476]+1" office:value-type="date" office:date-value="2024-03-26" calcext:value-type="date">
            <text:p>2024-03-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477]+1" office:value-type="date" office:date-value="2024-03-27" calcext:value-type="date">
            <text:p>2024-03-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478]+1" office:value-type="date" office:date-value="2024-03-28" calcext:value-type="date">
            <text:p>2024-03-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479]+1" office:value-type="date" office:date-value="2024-03-29" calcext:value-type="date">
            <text:p>2024-03-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480]+1" office:value-type="date" office:date-value="2024-03-30" calcext:value-type="date">
            <text:p>2024-03-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481]+1" office:value-type="date" office:date-value="2024-03-31" calcext:value-type="date">
            <text:p>2024-03-3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482]+1" office:value-type="date" office:date-value="2024-04-01" calcext:value-type="date">
            <text:p>2024-04-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483]+1" office:value-type="date" office:date-value="2024-04-02" calcext:value-type="date">
            <text:p>2024-04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484]+1" office:value-type="date" office:date-value="2024-04-03" calcext:value-type="date">
            <text:p>2024-04-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485]+1" office:value-type="date" office:date-value="2024-04-04" calcext:value-type="date">
            <text:p>2024-04-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486]+1" office:value-type="date" office:date-value="2024-04-05" calcext:value-type="date">
            <text:p>2024-04-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487]+1" office:value-type="date" office:date-value="2024-04-06" calcext:value-type="date">
            <text:p>2024-04-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488]+1" office:value-type="date" office:date-value="2024-04-07" calcext:value-type="date">
            <text:p>2024-04-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489]+1" office:value-type="date" office:date-value="2024-04-08" calcext:value-type="date">
            <text:p>2024-04-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490]+1" office:value-type="date" office:date-value="2024-04-09" calcext:value-type="date">
            <text:p>2024-04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491]+1" office:value-type="date" office:date-value="2024-04-10" calcext:value-type="date">
            <text:p>2024-04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492]+1" office:value-type="date" office:date-value="2024-04-11" calcext:value-type="date">
            <text:p>2024-04-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493]+1" office:value-type="date" office:date-value="2024-04-12" calcext:value-type="date">
            <text:p>2024-04-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494]+1" office:value-type="date" office:date-value="2024-04-13" calcext:value-type="date">
            <text:p>2024-04-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495]+1" office:value-type="date" office:date-value="2024-04-14" calcext:value-type="date">
            <text:p>2024-04-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496]+1" office:value-type="date" office:date-value="2024-04-15" calcext:value-type="date">
            <text:p>2024-04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497]+1" office:value-type="date" office:date-value="2024-04-16" calcext:value-type="date">
            <text:p>2024-04-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498]+1" office:value-type="date" office:date-value="2024-04-17" calcext:value-type="date">
            <text:p>2024-04-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499]+1" office:value-type="date" office:date-value="2024-04-18" calcext:value-type="date">
            <text:p>2024-04-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500]+1" office:value-type="date" office:date-value="2024-04-19" calcext:value-type="date">
            <text:p>2024-04-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501]+1" office:value-type="date" office:date-value="2024-04-20" calcext:value-type="date">
            <text:p>2024-04-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502]+1" office:value-type="date" office:date-value="2024-04-21" calcext:value-type="date">
            <text:p>2024-04-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503]+1" office:value-type="date" office:date-value="2024-04-22" calcext:value-type="date">
            <text:p>2024-04-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504]+1" office:value-type="date" office:date-value="2024-04-23" calcext:value-type="date">
            <text:p>2024-04-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505]+1" office:value-type="date" office:date-value="2024-04-24" calcext:value-type="date">
            <text:p>2024-04-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506]+1" office:value-type="date" office:date-value="2024-04-25" calcext:value-type="date">
            <text:p>2024-04-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507]+1" office:value-type="date" office:date-value="2024-04-26" calcext:value-type="date">
            <text:p>2024-04-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508]+1" office:value-type="date" office:date-value="2024-04-27" calcext:value-type="date">
            <text:p>2024-04-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509]+1" office:value-type="date" office:date-value="2024-04-28" calcext:value-type="date">
            <text:p>2024-04-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510]+1" office:value-type="date" office:date-value="2024-04-29" calcext:value-type="date">
            <text:p>2024-04-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511]+1" office:value-type="date" office:date-value="2024-04-30" calcext:value-type="date">
            <text:p>2024-04-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512]+1" office:value-type="date" office:date-value="2024-05-01" calcext:value-type="date">
            <text:p>2024-05-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513]+1" office:value-type="date" office:date-value="2024-05-02" calcext:value-type="date">
            <text:p>2024-05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514]+1" office:value-type="date" office:date-value="2024-05-03" calcext:value-type="date">
            <text:p>2024-05-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515]+1" office:value-type="date" office:date-value="2024-05-04" calcext:value-type="date">
            <text:p>2024-05-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516]+1" office:value-type="date" office:date-value="2024-05-05" calcext:value-type="date">
            <text:p>2024-05-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517]+1" office:value-type="date" office:date-value="2024-05-06" calcext:value-type="date">
            <text:p>2024-05-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518]+1" office:value-type="date" office:date-value="2024-05-07" calcext:value-type="date">
            <text:p>2024-05-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519]+1" office:value-type="date" office:date-value="2024-05-08" calcext:value-type="date">
            <text:p>2024-05-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520]+1" office:value-type="date" office:date-value="2024-05-09" calcext:value-type="date">
            <text:p>2024-05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521]+1" office:value-type="date" office:date-value="2024-05-10" calcext:value-type="date">
            <text:p>2024-05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522]+1" office:value-type="date" office:date-value="2024-05-11" calcext:value-type="date">
            <text:p>2024-05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523]+1" office:value-type="date" office:date-value="2024-05-12" calcext:value-type="date">
            <text:p>2024-05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524]+1" office:value-type="date" office:date-value="2024-05-13" calcext:value-type="date">
            <text:p>2024-05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525]+1" office:value-type="date" office:date-value="2024-05-14" calcext:value-type="date">
            <text:p>2024-05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526]+1" office:value-type="date" office:date-value="2024-05-15" calcext:value-type="date">
            <text:p>2024-05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527]+1" office:value-type="date" office:date-value="2024-05-16" calcext:value-type="date">
            <text:p>2024-05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528]+1" office:value-type="date" office:date-value="2024-05-17" calcext:value-type="date">
            <text:p>2024-05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529]+1" office:value-type="date" office:date-value="2024-05-18" calcext:value-type="date">
            <text:p>2024-05-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530]+1" office:value-type="date" office:date-value="2024-05-19" calcext:value-type="date">
            <text:p>2024-05-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531]+1" office:value-type="date" office:date-value="2024-05-20" calcext:value-type="date">
            <text:p>2024-05-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532]+1" office:value-type="date" office:date-value="2024-05-21" calcext:value-type="date">
            <text:p>2024-05-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533]+1" office:value-type="date" office:date-value="2024-05-22" calcext:value-type="date">
            <text:p>2024-05-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534]+1" office:value-type="date" office:date-value="2024-05-23" calcext:value-type="date">
            <text:p>2024-05-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535]+1" office:value-type="date" office:date-value="2024-05-24" calcext:value-type="date">
            <text:p>2024-05-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536]+1" office:value-type="date" office:date-value="2024-05-25" calcext:value-type="date">
            <text:p>2024-05-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537]+1" office:value-type="date" office:date-value="2024-05-26" calcext:value-type="date">
            <text:p>2024-05-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538]+1" office:value-type="date" office:date-value="2024-05-27" calcext:value-type="date">
            <text:p>2024-05-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539]+1" office:value-type="date" office:date-value="2024-05-28" calcext:value-type="date">
            <text:p>2024-05-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540]+1" office:value-type="date" office:date-value="2024-05-29" calcext:value-type="date">
            <text:p>2024-05-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541]+1" office:value-type="date" office:date-value="2024-05-30" calcext:value-type="date">
            <text:p>2024-05-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542]+1" office:value-type="date" office:date-value="2024-05-31" calcext:value-type="date">
            <text:p>2024-05-3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543]+1" office:value-type="date" office:date-value="2024-06-01" calcext:value-type="date">
            <text:p>2024-06-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544]+1" office:value-type="date" office:date-value="2024-06-02" calcext:value-type="date">
            <text:p>2024-06-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545]+1" office:value-type="date" office:date-value="2024-06-03" calcext:value-type="date">
            <text:p>2024-06-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546]+1" office:value-type="date" office:date-value="2024-06-04" calcext:value-type="date">
            <text:p>2024-06-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547]+1" office:value-type="date" office:date-value="2024-06-05" calcext:value-type="date">
            <text:p>2024-06-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548]+1" office:value-type="date" office:date-value="2024-06-06" calcext:value-type="date">
            <text:p>2024-06-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549]+1" office:value-type="date" office:date-value="2024-06-07" calcext:value-type="date">
            <text:p>2024-06-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550]+1" office:value-type="date" office:date-value="2024-06-08" calcext:value-type="date">
            <text:p>2024-06-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551]+1" office:value-type="date" office:date-value="2024-06-09" calcext:value-type="date">
            <text:p>2024-06-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552]+1" office:value-type="date" office:date-value="2024-06-10" calcext:value-type="date">
            <text:p>2024-06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553]+1" office:value-type="date" office:date-value="2024-06-11" calcext:value-type="date">
            <text:p>2024-06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554]+1" office:value-type="date" office:date-value="2024-06-12" calcext:value-type="date">
            <text:p>2024-06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555]+1" office:value-type="date" office:date-value="2024-06-13" calcext:value-type="date">
            <text:p>2024-06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556]+1" office:value-type="date" office:date-value="2024-06-14" calcext:value-type="date">
            <text:p>2024-06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557]+1" office:value-type="date" office:date-value="2024-06-15" calcext:value-type="date">
            <text:p>2024-06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558]+1" office:value-type="date" office:date-value="2024-06-16" calcext:value-type="date">
            <text:p>2024-06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559]+1" office:value-type="date" office:date-value="2024-06-17" calcext:value-type="date">
            <text:p>2024-06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560]+1" office:value-type="date" office:date-value="2024-06-18" calcext:value-type="date">
            <text:p>2024-06-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561]+1" office:value-type="date" office:date-value="2024-06-19" calcext:value-type="date">
            <text:p>2024-06-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562]+1" office:value-type="date" office:date-value="2024-06-20" calcext:value-type="date">
            <text:p>2024-06-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563]+1" office:value-type="date" office:date-value="2024-06-21" calcext:value-type="date">
            <text:p>2024-06-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564]+1" office:value-type="date" office:date-value="2024-06-22" calcext:value-type="date">
            <text:p>2024-06-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565]+1" office:value-type="date" office:date-value="2024-06-23" calcext:value-type="date">
            <text:p>2024-06-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566]+1" office:value-type="date" office:date-value="2024-06-24" calcext:value-type="date">
            <text:p>2024-06-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567]+1" office:value-type="date" office:date-value="2024-06-25" calcext:value-type="date">
            <text:p>2024-06-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568]+1" office:value-type="date" office:date-value="2024-06-26" calcext:value-type="date">
            <text:p>2024-06-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569]+1" office:value-type="date" office:date-value="2024-06-27" calcext:value-type="date">
            <text:p>2024-06-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570]+1" office:value-type="date" office:date-value="2024-06-28" calcext:value-type="date">
            <text:p>2024-06-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571]+1" office:value-type="date" office:date-value="2024-06-29" calcext:value-type="date">
            <text:p>2024-06-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572]+1" office:value-type="date" office:date-value="2024-06-30" calcext:value-type="date">
            <text:p>2024-06-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573]+1" office:value-type="date" office:date-value="2024-07-01" calcext:value-type="date">
            <text:p>2024-07-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574]+1" office:value-type="date" office:date-value="2024-07-02" calcext:value-type="date">
            <text:p>2024-07-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575]+1" office:value-type="date" office:date-value="2024-07-03" calcext:value-type="date">
            <text:p>2024-07-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576]+1" office:value-type="date" office:date-value="2024-07-04" calcext:value-type="date">
            <text:p>2024-07-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577]+1" office:value-type="date" office:date-value="2024-07-05" calcext:value-type="date">
            <text:p>2024-07-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578]+1" office:value-type="date" office:date-value="2024-07-06" calcext:value-type="date">
            <text:p>2024-07-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579]+1" office:value-type="date" office:date-value="2024-07-07" calcext:value-type="date">
            <text:p>2024-07-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580]+1" office:value-type="date" office:date-value="2024-07-08" calcext:value-type="date">
            <text:p>2024-07-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581]+1" office:value-type="date" office:date-value="2024-07-09" calcext:value-type="date">
            <text:p>2024-07-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582]+1" office:value-type="date" office:date-value="2024-07-10" calcext:value-type="date">
            <text:p>2024-07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583]+1" office:value-type="date" office:date-value="2024-07-11" calcext:value-type="date">
            <text:p>2024-07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584]+1" office:value-type="date" office:date-value="2024-07-12" calcext:value-type="date">
            <text:p>2024-07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585]+1" office:value-type="date" office:date-value="2024-07-13" calcext:value-type="date">
            <text:p>2024-07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586]+1" office:value-type="date" office:date-value="2024-07-14" calcext:value-type="date">
            <text:p>2024-07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587]+1" office:value-type="date" office:date-value="2024-07-15" calcext:value-type="date">
            <text:p>2024-07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588]+1" office:value-type="date" office:date-value="2024-07-16" calcext:value-type="date">
            <text:p>2024-07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589]+1" office:value-type="date" office:date-value="2024-07-17" calcext:value-type="date">
            <text:p>2024-07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590]+1" office:value-type="date" office:date-value="2024-07-18" calcext:value-type="date">
            <text:p>2024-07-18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1]+1" office:value-type="date" office:date-value="2024-07-19" calcext:value-type="date">
            <text:p>2024-07-19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2]+1" office:value-type="date" office:date-value="2024-07-20" calcext:value-type="date">
            <text:p>2024-07-20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3]+1" office:value-type="date" office:date-value="2024-07-21" calcext:value-type="date">
            <text:p>2024-07-21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4]+1" office:value-type="date" office:date-value="2024-07-22" calcext:value-type="date">
            <text:p>2024-07-22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5]+1" office:value-type="date" office:date-value="2024-07-23" calcext:value-type="date">
            <text:p>2024-07-23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6]+1" office:value-type="date" office:date-value="2024-07-24" calcext:value-type="date">
            <text:p>2024-07-24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7]+1" office:value-type="date" office:date-value="2024-07-25" calcext:value-type="date">
            <text:p>2024-07-25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8]+1" office:value-type="date" office:date-value="2024-07-26" calcext:value-type="date">
            <text:p>2024-07-26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 table:number-rows-repeated="574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/00/0000</text:date>, <text:time style:data-style-name="N2" text:time-value="20:47:12.726053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21:39:38.878499748</meta:creation-date>
    <dc:date>2023-01-01T22:48:49.988349359</dc:date>
    <meta:editing-duration>PT8H23M</meta:editing-duration>
    <meta:editing-cycles>27</meta:editing-cycles>
    <meta:generator>LibreOffice/7.0.4.2$Linux_X86_64 LibreOffice_project/00$Build-2</meta:generator>
    <meta:document-statistic meta:table-count="1" meta:cell-count="1870" meta:object-count="0"/>
  </office:meta>
</office:document-meta>
</file>